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Scores" table:style-name="ta1">
        <table:shapes>
          <draw:frame draw:z-index="0" draw:style-name="gr1" draw:text-style-name="P1" svg:width="7.7811in" svg:height="4.2248in" svg:x="3.3717in" svg:y="3.0012in">
            <draw:object draw:notify-on-update-of-ranges="outputScores.B1:outputScores.B1 outputScores.B1:outputScores.F1 outputScores.B1:outputScores.F1 outputScores.B13:outputScores.F13 outputScores.B14:outputScores.F14 outputScores.B14:outputScores.F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/>
          <table:table-cell office:value-type="float" office:value="0.623946246219771" calcext:value-type="float">
            <text:p>0.623946246219771</text:p>
          </table:table-cell>
          <table:table-cell office:value-type="float" office:value="0.624492314166599" calcext:value-type="float">
            <text:p>0.624492314166599</text:p>
          </table:table-cell>
          <table:table-cell office:value-type="float" office:value="0.437352986138495" calcext:value-type="float">
            <text:p>0.437352986138495</text:p>
          </table:table-cell>
          <table:table-cell office:value-type="float" office:value="-0.294823478114429" calcext:value-type="float">
            <text:p>-0.294823478114429</text:p>
          </table:table-cell>
          <table:table-cell office:value-type="float" office:value="0.593651298132804" calcext:value-type="float">
            <text:p>0.593651298132804</text:p>
          </table:table-cell>
        </table:table-row>
        <table:table-row table:style-name="ro1">
          <table:table-cell/>
          <table:table-cell office:value-type="float" office:value="0.636797816940882" calcext:value-type="float">
            <text:p>0.636797816940882</text:p>
          </table:table-cell>
          <table:table-cell office:value-type="float" office:value="0.636447162231036" calcext:value-type="float">
            <text:p>0.636447162231036</text:p>
          </table:table-cell>
          <table:table-cell office:value-type="float" office:value="0.606176723294806" calcext:value-type="float">
            <text:p>0.606176723294806</text:p>
          </table:table-cell>
          <table:table-cell office:value-type="float" office:value="-0.195446434547846" calcext:value-type="float">
            <text:p>-0.195446434547846</text:p>
          </table:table-cell>
          <table:table-cell office:value-type="float" office:value="0.711533688170378" calcext:value-type="float">
            <text:p>0.711533688170378</text:p>
          </table:table-cell>
        </table:table-row>
        <table:table-row table:style-name="ro1">
          <table:table-cell/>
          <table:table-cell office:value-type="float" office:value="0.645628305548377" calcext:value-type="float">
            <text:p>0.645628305548377</text:p>
          </table:table-cell>
          <table:table-cell office:value-type="float" office:value="0.644716291363538" calcext:value-type="float">
            <text:p>0.644716291363538</text:p>
          </table:table-cell>
          <table:table-cell office:value-type="float" office:value="0.534594774044774" calcext:value-type="float">
            <text:p>0.534594774044774</text:p>
          </table:table-cell>
          <table:table-cell office:value-type="float" office:value="-0.328751620683695" calcext:value-type="float">
            <text:p>-0.328751620683695</text:p>
          </table:table-cell>
          <table:table-cell office:value-type="float" office:value="0.719351265733206" calcext:value-type="float">
            <text:p>0.719351265733206</text:p>
          </table:table-cell>
        </table:table-row>
        <table:table-row table:style-name="ro1">
          <table:table-cell/>
          <table:table-cell office:value-type="float" office:value="0.626299388180856" calcext:value-type="float">
            <text:p>0.626299388180856</text:p>
          </table:table-cell>
          <table:table-cell office:value-type="float" office:value="0.626202947656035" calcext:value-type="float">
            <text:p>0.626202947656035</text:p>
          </table:table-cell>
          <table:table-cell office:value-type="float" office:value="0.504505292396561" calcext:value-type="float">
            <text:p>0.504505292396561</text:p>
          </table:table-cell>
          <table:table-cell office:value-type="float" office:value="-0.48410117398351" calcext:value-type="float">
            <text:p>-0.48410117398351</text:p>
          </table:table-cell>
          <table:table-cell office:value-type="float" office:value="0.709946536670264" calcext:value-type="float">
            <text:p>0.709946536670264</text:p>
          </table:table-cell>
        </table:table-row>
        <table:table-row table:style-name="ro1">
          <table:table-cell/>
          <table:table-cell office:value-type="float" office:value="0.642403344743947" calcext:value-type="float">
            <text:p>0.642403344743947</text:p>
          </table:table-cell>
          <table:table-cell office:value-type="float" office:value="0.642141008308573" calcext:value-type="float">
            <text:p>0.642141008308573</text:p>
          </table:table-cell>
          <table:table-cell office:value-type="float" office:value="0.622337106924056" calcext:value-type="float">
            <text:p>0.622337106924056</text:p>
          </table:table-cell>
          <table:table-cell office:value-type="float" office:value="-0.175714303021599" calcext:value-type="float">
            <text:p>-0.175714303021599</text:p>
          </table:table-cell>
          <table:table-cell office:value-type="float" office:value="0.733059949885932" calcext:value-type="float">
            <text:p>0.733059949885932</text:p>
          </table:table-cell>
        </table:table-row>
        <table:table-row table:style-name="ro1">
          <table:table-cell/>
          <table:table-cell office:value-type="float" office:value="0.608983697980901" calcext:value-type="float">
            <text:p>0.608983697980901</text:p>
          </table:table-cell>
          <table:table-cell office:value-type="float" office:value="0.608904976979986" calcext:value-type="float">
            <text:p>0.608904976979986</text:p>
          </table:table-cell>
          <table:table-cell office:value-type="float" office:value="0.600999604047331" calcext:value-type="float">
            <text:p>0.600999604047331</text:p>
          </table:table-cell>
          <table:table-cell office:value-type="float" office:value="-0.123970912368718" calcext:value-type="float">
            <text:p>-0.123970912368718</text:p>
          </table:table-cell>
          <table:table-cell office:value-type="float" office:value="0.685618362203587" calcext:value-type="float">
            <text:p>0.685618362203587</text:p>
          </table:table-cell>
        </table:table-row>
        <table:table-row table:style-name="ro1">
          <table:table-cell/>
          <table:table-cell office:value-type="float" office:value="0.627551270370958" calcext:value-type="float">
            <text:p>0.627551270370958</text:p>
          </table:table-cell>
          <table:table-cell office:value-type="float" office:value="0.627794979762304" calcext:value-type="float">
            <text:p>0.627794979762304</text:p>
          </table:table-cell>
          <table:table-cell office:value-type="float" office:value="0.414378294088386" calcext:value-type="float">
            <text:p>0.414378294088386</text:p>
          </table:table-cell>
          <table:table-cell office:value-type="float" office:value="-0.168804553451422" calcext:value-type="float">
            <text:p>-0.168804553451422</text:p>
          </table:table-cell>
          <table:table-cell office:value-type="float" office:value="0.573781011240855" calcext:value-type="float">
            <text:p>0.573781011240855</text:p>
          </table:table-cell>
        </table:table-row>
        <table:table-row table:style-name="ro1">
          <table:table-cell/>
          <table:table-cell office:value-type="float" office:value="0.596938989072184" calcext:value-type="float">
            <text:p>0.596938989072184</text:p>
          </table:table-cell>
          <table:table-cell office:value-type="float" office:value="0.608157534734955" calcext:value-type="float">
            <text:p>0.608157534734955</text:p>
          </table:table-cell>
          <table:table-cell office:value-type="float" office:value="0.293885679977128" calcext:value-type="float">
            <text:p>0.293885679977128</text:p>
          </table:table-cell>
          <table:table-cell office:value-type="float" office:value="-0.599012100551559" calcext:value-type="float">
            <text:p>-0.599012100551559</text:p>
          </table:table-cell>
          <table:table-cell office:value-type="float" office:value="0.197836195768252" calcext:value-type="float">
            <text:p>0.197836195768252</text:p>
          </table:table-cell>
        </table:table-row>
        <table:table-row table:style-name="ro1">
          <table:table-cell/>
          <table:table-cell office:value-type="float" office:value="0.634892466193963" calcext:value-type="float">
            <text:p>0.634892466193963</text:p>
          </table:table-cell>
          <table:table-cell office:value-type="float" office:value="0.634741995656038" calcext:value-type="float">
            <text:p>0.634741995656038</text:p>
          </table:table-cell>
          <table:table-cell office:value-type="float" office:value="0.565177176022094" calcext:value-type="float">
            <text:p>0.565177176022094</text:p>
          </table:table-cell>
          <table:table-cell office:value-type="float" office:value="-0.179291813520815" calcext:value-type="float">
            <text:p>-0.179291813520815</text:p>
          </table:table-cell>
          <table:table-cell office:value-type="float" office:value="0.638197601804724" calcext:value-type="float">
            <text:p>0.638197601804724</text:p>
          </table:table-cell>
        </table:table-row>
        <table:table-row table:style-name="ro1">
          <table:table-cell/>
          <table:table-cell office:value-type="float" office:value="0.615779573686036" calcext:value-type="float">
            <text:p>0.615779573686036</text:p>
          </table:table-cell>
          <table:table-cell office:value-type="float" office:value="0.615860471544871" calcext:value-type="float">
            <text:p>0.615860471544871</text:p>
          </table:table-cell>
          <table:table-cell office:value-type="float" office:value="0.609374480152995" calcext:value-type="float">
            <text:p>0.609374480152995</text:p>
          </table:table-cell>
          <table:table-cell office:value-type="float" office:value="-0.208305893034513" calcext:value-type="float">
            <text:p>-0.208305893034513</text:p>
          </table:table-cell>
          <table:table-cell office:value-type="float" office:value="0.625920503841957" calcext:value-type="float">
            <text:p>0.6259205038419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2:.B11])" office:value-type="float" office:value="0.625922109893788" calcext:value-type="float">
            <text:p>0.625922109893788</text:p>
          </table:table-cell>
          <table:table-cell table:formula="of:=AVERAGE([.C2:.C11])" office:value-type="float" office:value="0.626945968240394" calcext:value-type="float">
            <text:p>0.626945968240394</text:p>
          </table:table-cell>
          <table:table-cell table:formula="of:=AVERAGE([.D2:.D11])" office:value-type="float" office:value="0.518878211708663" calcext:value-type="float">
            <text:p>0.518878211708663</text:p>
          </table:table-cell>
          <table:table-cell table:formula="of:=AVERAGE([.E2:.E11])" office:value-type="float" office:value="-0.275822228327811" calcext:value-type="float">
            <text:p>-0.275822228327811</text:p>
          </table:table-cell>
          <table:table-cell table:formula="of:=AVERAGE([.F2:.F11])" office:value-type="float" office:value="0.618889641345196" calcext:value-type="float">
            <text:p>0.618889641345196</text:p>
          </table:table-cell>
        </table:table-row>
        <table:table-row table:style-name="ro1">
          <table:table-cell/>
          <table:table-cell table:formula="of:=STDEV([.B2:.B11])" office:value-type="float" office:value="0.0152578439452914" calcext:value-type="float">
            <text:p>0.0152578439452914</text:p>
          </table:table-cell>
          <table:table-cell table:formula="of:=STDEV([.C2:.C11])" office:value-type="float" office:value="0.0129374070559738" calcext:value-type="float">
            <text:p>0.0129374070559738</text:p>
          </table:table-cell>
          <table:table-cell table:formula="of:=STDEV([.D2:.D11])" office:value-type="float" office:value="0.107519347388648" calcext:value-type="float">
            <text:p>0.107519347388648</text:p>
          </table:table-cell>
          <table:table-cell table:formula="of:=STDEV([.E2:.E11])" office:value-type="float" office:value="0.154870708486376" calcext:value-type="float">
            <text:p>0.154870708486376</text:p>
          </table:table-cell>
          <table:table-cell table:formula="of:=STDEV([.F2:.F11])" office:value-type="float" office:value="0.158055684275974" calcext:value-type="float">
            <text:p>0.158055684275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20:58:13.762558965</dc:date>
    <dc:creator>Eli Stoll</dc:creator>
    <meta:editing-duration>PT26M39S</meta:editing-duration>
    <meta:editing-cycles>1</meta:editing-cycles>
    <meta:document-statistic meta:table-count="1" meta:cell-count="65" meta:object-count="1"/>
    <meta:generator>LibreOffice/7.4.3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outputScores.B14:outputScores.F14" chart:error-lower-range="outputScores.B14:outputScores.F1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outputScores.B14:outputScores.F14" chart:error-lower-range="outputScores.B14:outputScores.F14"/>
      <style:graphic-properties svg:stroke-width="0.051cm" draw:fill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utputScores.B14:outputScores.F14" chart:error-lower-range="outputScores.B14:outputScores.F14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65cm" svg:height="10.732cm" xlink:href=".." xlink:type="simple" chart:class="chart:bar" chart:style-name="ch1">
        <chart:title svg:x="4.229cm" svg:y="0.35cm" chart:style-name="ch2">
          <text:p>Average scores of different algorithms over 10 iterations</text:p>
        </chart:title>
        <chart:plot-area chart:style-name="ch3" table:cell-range-address="outputScores.B1:outputScores.F1 outputScores.B13:outputScores.F13" chart:data-source-has-labels="both" svg:x="1.406cm" svg:y="1.343cm" svg:width="17.964cm" svg:height="8.194cm">
          <chart:coordinate-region svg:x="2.239cm" svg:y="1.542cm" svg:width="17.131cm" svg:height="7.796cm"/>
          <chart:axis chart:dimension="x" chart:name="primary-x" chart:style-name="ch4" chartooo:axis-type="auto">
            <chartooo:date-scale/>
            <chart:title svg:x="8.293cm" svg:y="9.751cm" chart:style-name="ch5">
              <text:p>Machine Learning Algorithm</text:p>
            </chart:title>
            <chart:categories table:cell-range-address="outputScores.B1:outputScores.F1"/>
          </chart:axis>
          <chart:axis chart:dimension="y" chart:name="primary-y" chart:style-name="ch6">
            <chart:title svg:x="0.451cm" svg:y="6.542cm" chart:style-name="ch7">
              <text:p>Average score</text:p>
            </chart:title>
            <chart:grid chart:style-name="ch8" chart:class="major"/>
          </chart:axis>
          <chart:series chart:style-name="ch9" chart:values-cell-range-address="outputScores.B13:outputScores.F13" chart:label-cell-address="outputScores.B1:outputScores.F1" chart:class="chart:bar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dge</text:p>
                <draw:g>
                  <svg:desc>outputScores.B1:outputScores.F1</svg:desc>
                </draw:g>
              </table:table-cell>
              <table:table-cell office:value-type="string">
                <text:p>SGD</text:p>
              </table:table-cell>
              <table:table-cell office:value-type="string">
                <text:p>SVM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>Linear Ridge SGD SVM MLP</text:p>
                <text:list>
                  <text:list-item>
                    <text:p>Linear</text:p>
                  </text:list-item>
                  <text:list-item>
                    <text:p>Ridge</text:p>
                  </text:list-item>
                  <text:list-item>
                    <text:p>SGD</text:p>
                  </text:list-item>
                  <text:list-item>
                    <text:p>SVM</text:p>
                  </text:list-item>
                  <text:list-item>
                    <text:p>MLP</text:p>
                  </text:list-item>
                </text:list>
                <draw:g>
                  <svg:desc>outputScores.B1:outputScores.F1</svg:desc>
                </draw:g>
              </table:table-cell>
              <table:table-cell office:value-type="float" office:value="0.625922109893788">
                <text:p>0.625922109893788</text:p>
                <draw:g>
                  <svg:desc>outputScores.B13:outputScores.F13</svg:desc>
                </draw:g>
              </table:table-cell>
              <table:table-cell office:value-type="float" office:value="0.626945968240394">
                <text:p>0.626945968240394</text:p>
              </table:table-cell>
              <table:table-cell office:value-type="float" office:value="0.518878211708663">
                <text:p>0.518878211708663</text:p>
              </table:table-cell>
              <table:table-cell office:value-type="float" office:value="-0.275822228327811">
                <text:p>-0.275822228327811</text:p>
              </table:table-cell>
              <table:table-cell office:value-type="float" office:value="0.618889641345196">
                <text:p>0.61888964134519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152578439452914">
                <text:p>0.0152578439452914</text:p>
                <draw:g>
                  <svg:desc>outputScores.B14:outputScores.F14</svg:desc>
                </draw:g>
              </table:table-cell>
              <table:table-cell office:value-type="float" office:value="0.0129374070559738">
                <text:p>0.0129374070559738</text:p>
              </table:table-cell>
              <table:table-cell office:value-type="float" office:value="0.107519347388648">
                <text:p>0.107519347388648</text:p>
              </table:table-cell>
              <table:table-cell office:value-type="float" office:value="0.154870708486376">
                <text:p>0.154870708486376</text:p>
              </table:table-cell>
              <table:table-cell office:value-type="float" office:value="0.158055684275974">
                <text:p>0.158055684275974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0152578439452914">
                <text:p>0.0152578439452914</text:p>
                <draw:g>
                  <svg:desc>outputScores.B14:outputScores.F14</svg:desc>
                </draw:g>
              </table:table-cell>
              <table:table-cell office:value-type="float" office:value="0.0129374070559738">
                <text:p>0.0129374070559738</text:p>
              </table:table-cell>
              <table:table-cell office:value-type="float" office:value="0.107519347388648">
                <text:p>0.107519347388648</text:p>
              </table:table-cell>
              <table:table-cell office:value-type="float" office:value="0.154870708486376">
                <text:p>0.154870708486376</text:p>
              </table:table-cell>
              <table:table-cell office:value-type="float" office:value="0.158055684275974">
                <text:p>0.15805568427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